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Article Synopsis:</text:span> The article presents a novel approach to anomaly detection via a method called Reverse Distillation from One-Class Embedding. It introduces a teacher-student model consisting of a teacher encoder and a student decoder to address the limitations in diversity of anomalous representations in conventional anomaly detection methods. By employing reverse distillation, where the student network learns from the teacher model's one-class embedding, this approach enhances the ability to detect and localize anomalies in unsupervised settings.</text:p>
      <text:p text:style-name="Text_20_body"><text:span text:style-name="Strong_20_Emphasis">Model Structure:</text:span></text:p>
      <text:list text:style-name="L1">
        <text:list-item>
          <text:p text:style-name="P2"><text:span text:style-name="Strong_20_Emphasis">Teacher Encoder</text:span>: Utilizes pre-trained networks like ResNet18, ResNet50, and WideResNet50 as the backbone, extracting multi-scale representations from input images.</text:p>
        </text:list-item>
        <text:list-item>
          <text:p text:style-name="P1"><text:span text:style-name="Strong_20_Emphasis">Student Decoder</text:span>: Designed to be symmetrical but opposite to the teacher encoder, aiming to mimic the teacher's behavior by restoring its multi-scale representations from a compact one-class embedding.</text:p>
        </text:list-item>
      </text:list>
      <text:p text:style-name="Text_20_body"><text:span text:style-name="Strong_20_Emphasis">Learning Technique:</text:span></text:p>
      <text:list text:style-name="L2">
        <text:list-item>
          <text:p text:style-name="P4"><text:span text:style-name="Strong_20_Emphasis">Reverse Distillation</text:span>: Unlike traditional knowledge distillation, this method involves the student learning from compact one-class embeddings created by the teacher, focusing on restoring high-level representations to low-level features.</text:p>
        </text:list-item>
        <text:list-item>
          <text:p text:style-name="P3"><text:span text:style-name="Strong_20_Emphasis">One-Class Bottleneck Embedding (OCBE)</text:span>: A module introduced within the teacher-student framework to condense the feature codes further, facilitating the student decoder in learning to reconstruct anomaly-free representations.</text:p>
        </text:list-item>
      </text:list>
      <text:p text:style-name="Text_20_body"><text:span text:style-name="Strong_20_Emphasis">Advantages/Disadvantages:</text:span></text:p>
      <text:list text:style-name="L3">
        <text:list-item>
          <text:p text:style-name="P6"><text:span text:style-name="Strong_20_Emphasis">Advantages</text:span>:</text:p>
          <text:list>
            <text:list-item>
              <text:p text:style-name="P6">Addresses non-distinguishing filter issues in conventional models by adopting reverse structure and knowledge distillation order.</text:p>
            </text:list-item>
            <text:list-item>
              <text:p text:style-name="P6">Enhances representation discrepancy for anomalies through compact embedding, improving anomaly detection and localization.</text:p>
            </text:list-item>
          </text:list>
        </text:list-item>
        <text:list-item>
          <text:p text:style-name="P5"><text:span text:style-name="Strong_20_Emphasis">Disadvantages</text:span>: Specific disadvantages are not explicitly discussed, but challenges in distinguishing anomalies in highly similar architectures and data flows are highlighted as motivations for this approach.</text:p>
        </text:list-item>
      </text:list>
      <text:p text:style-name="Text_20_body"><text:span text:style-name="Strong_20_Emphasis">Dataset Labeling Requirement:</text:span></text:p>
      <text:list text:style-name="L4">
        <text:list-item>
          <text:p text:style-name="P7">The approach is designed for unsupervised anomaly detection, implying that it does not require labeled datasets for training.</text:p>
        </text:list-item>
      </text:list>
      <text:p text:style-name="Text_20_body"><text:span text:style-name="Strong_20_Emphasis">Performance and Output Quality/Accuracy:</text:span></text:p>
      <text:list text:style-name="L5">
        <text:list-item>
          <text:p text:style-name="P8">Demonstrated superior performance in anomaly detection and localization on benchmark datasets like MVTec, outperforming state-of-the-art methods in terms of AUROC (Area Under the Receiver Operating Characteristic curve) percentages across various categories.</text:p>
        </text:list-item>
      </text:list>
      <text:p text:style-name="Text_20_body"><text:span text:style-name="Strong_20_Emphasis">Datasets Used for Training/Testing:</text:span></text:p>
      <text:list text:style-name="L6">
        <text:list-item>
          <text:p text:style-name="P9">Trained and evaluated on widely recognized datasets for anomaly detection, including MVTec, MNIST, Fashion-MNIST, and CIFAR-10, without the need for labeled anomalies.</text:p>
        </text:list-item>
      </text:list>
      <text:p text:style-name="Text_20_body"><text:soft-page-break/>For aspects not explicitly mentioned in the articles, such as specific disadvantages outside of the described motivations and detailed performance metrics other than those mentioned (like exact numerical values), there is no direct information provided.</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7:49:25.090000000</meta:creation-date>
    <dc:date>2024-03-14T17:49:49.632000000</dc:date>
    <meta:editing-duration>PT24S</meta:editing-duration>
    <meta:editing-cycles>1</meta:editing-cycles>
    <meta:document-statistic meta:table-count="0" meta:image-count="0" meta:object-count="0" meta:page-count="2" meta:paragraph-count="19" meta:word-count="366" meta:character-count="2825" meta:non-whitespace-character-count="2489"/>
    <meta:generator>LibreOffice/7.6.1.2$Windows_X86_64 LibreOffice_project/f5defcebd022c5bc36bbb79be232cb6926d8f674</meta:generator>
  </office:meta>
</office:document-meta>
</file>